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akeControl Framework: Source File Organization</text:h>
      <text:h text:style-name="Heading_20_2" text:outline-level="2">General Notes</text:h>
      <text:list xml:id="list2039803514" text:style-name="L1">
        <text:list-item>
          <text:p text:style-name="P1">Instances of each object type (rectangle, image, textField, webText and group) are stored in their own NSMutableDictionary using the instance's NSString unique ID as the key.</text:p>
        </text:list-item>
        <text:list-item>
          <text:p text:style-name="P1">Framework source files contain active fprintf( stderr, … ) and NSLog() statements.</text:p>
        </text:list-item>
      </text:list>
      <text:h text:style-name="Heading_20_3" text:outline-level="3">JSON-&gt;</text:h>
      <text:h text:style-name="Heading_20_4" text:outline-level="4">JSONKit.h/.m</text:h>
      <text:p text:style-name="Text_20_body">Third-party library supporting JSON parsing and string construction.</text:p>
      <text:h text:style-name="Heading_20_3" text:outline-level="3">Public Header Files-&gt;</text:h>
      <text:h text:style-name="Heading_20_4" text:outline-level="4">TVBrowserViewController.h</text:h>
      <text:h text:style-name="Heading_20_4" text:outline-level="4">TVBrowser.h</text:h>
      <text:h text:style-name="Heading_20_4" text:outline-level="4">TVConnection.h</text:h>
      <text:h text:style-name="Heading_20_4" text:outline-level="4">AppBrowserViewController.h</text:h>
      <text:h text:style-name="Heading_20_4" text:outline-level="4">AppBrowser.h</text:h>
      <text:h text:style-name="Heading_20_4" text:outline-level="4">TPAppViewController.h</text:h>
      <text:h text:style-name="Heading_20_3" text:outline-level="3">Private Methods-&gt;</text:h>
      <text:h text:style-name="Heading_20_4" text:outline-level="4">Extensions.h</text:h>
      <text:h text:style-name="Heading_20_4" text:outline-level="4">Protocols.h</text:h>
      <text:p text:style-name="Text_20_body">Defines AdvancedUIDelegate protocol and its required methods (setupServiceWithPort:hostname:, startServiceWithID:, and clean:.</text:p>
      <text:h text:style-name="Heading_20_3" text:outline-level="3">Modules-&gt;UserInterface-&gt;AdvancedUI-&gt;</text:h>
      <text:h text:style-name="Heading_20_4" text:outline-level="4">AdvancedUIObjectManager.h/.m</text:h>
      <text:p text:style-name="Text_20_body">Parses and processes the JSON protocol message to create, manipulate and destroy the TrickplayUIElement objects.</text:p>
      <text:h text:style-name="Heading_20_4" text:outline-level="4"><text:soft-page-break/>TrickplayUIElement.h/.m</text:h>
      <text:p text:style-name="Text_20_body">Implements the TrickplayUIElement properties and functions, including new touch capabilities.</text:p>
      <text:h text:style-name="Heading_20_4" text:outline-level="4">TrickplayScreen.h/.m</text:h>
      <text:p text:style-name="Text_20_body">Implements the TrickPlay RTE screen global variable as a subclass of TrickplayGroup. Includes touch capability methods.</text:p>
      <text:h text:style-name="Heading_20_4" text:outline-level="4">TrickplayGroup.h/.m</text:h>
      <text:p text:style-name="Text_20_body">Implements the TrickplayGroup class as a subclass of TrickplayUIElement. Contains an instance variable for a delegate that implements the AdvancedUIScreenDelegate protocol. Includes touch functionality.</text:p>
      <text:h text:style-name="Heading_20_4" text:outline-level="4">TrickplayRectangle.h/.m</text:h>
      <text:p text:style-name="Text_20_body">Implements the TrickplayRectangle class properties and methods. Class is subcalssed from TrickplayUIElement.</text:p>
      <text:h text:style-name="Heading_20_4" text:outline-level="4">TrickplayImage.h/.m</text:h>
      <text:p text:style-name="Text_20_body">Implements the TrickplayImage class properties and methods. Class is subclassed from TrickplayUIElement and implements the AsyncImageViewDelegate protocol. Only asynchronous image loading is supported (in AsyncImageView.h/.m).</text:p>
      <text:h text:style-name="Heading_20_4" text:outline-level="4">TrickplayText.h/.m</text:h>
      <text:p text:style-name="Text_20_body">Implements the TrickplayText class properties and methods. Subclassed from TrickplayUIElement and implements the UITextViewDelegate protocol.</text:p>
      <text:h text:style-name="Heading_20_4" text:outline-level="4">TrickplayTextHTML.h/.m</text:h>
      <text:p text:style-name="Text_20_body">Implements the TrickplayTextHTML markup extensions. Subclassed from TrickplayUIElement.</text:p>
      <text:h text:style-name="Heading_20_3" text:outline-level="3">Modules-&gt;UserInterface-&gt;</text:h>
      <text:h text:style-name="Heading_20_4" text:outline-level="4">AsyncImageView.h/.m</text:h>
      <text:p text:style-name="Text_20_body">Implements asynchronous image loading for TrickplayImage class. Subclassed from UIView.</text:p>
      <text:h text:style-name="Heading_20_4" text:outline-level="4">EditableTextView.h/.m</text:h>
      <text:p text:style-name="Text_20_body">From its name, appears to support the editing of TrickPlay Text objects, but can't figure out the code to verify that. Subclasses from UITextView and implements the UITextViewDelegate protocol.</text:p>
      <text:h text:style-name="Heading_20_4" text:outline-level="4">GestureImageView.h/.m</text:h>
      <text:p text:style-name="Text_20_body">Subclassed from UIImageView and implements the UIGestureRecognizerDelegate protocol. Implements the manipulation (scale, rotation, pan, etc.) via gesture of an image in a UIImageView.</text:p>
      <text:h text:style-name="Heading_20_3" text:outline-level="3"><text:soft-page-break/>Modules-&gt;Main-&gt;</text:h>
      <text:h text:style-name="Heading_20_4" text:outline-level="4">TVBrowser.m</text:h>
      <text:p text:style-name="Text_20_body">Searches for available external TrickPlay-enabled devices on the local network. Can connect to a particular device. These operations are implemented by various private classes, delgates and protocols within this source file.</text:p>
      <text:h text:style-name="Heading_20_4" text:outline-level="4">AppBrowser.m</text:h>
      <text:p text:style-name="Text_20_body">Given a connection to a <text:s/>TrickPlay-enabled device, gathers the currently-running app and list of available apps. Note: An AppBrowser object can be created without a device connection, but its app info will be ??? The AppBrowser's operations are implemented by various private classes, delegates and protocols within this source file.</text:p>
      <text:h text:style-name="Heading_20_3" text:outline-level="3">Modules-&gt;UserInput-&gt;</text:h>
      <text:h text:style-name="Heading_20_4" text:outline-level="4">CoreMotionController.h/.m</text:h>
      <text:p text:style-name="Text_20_body">Implements support for iOS device's accelerometer, gyroscope, magnetometer, roll, pitch, yaw, etc.</text:p>
      <text:h text:style-name="Heading_20_4" text:outline-level="4">TouchController.h/.m</text:h>
      <text:p text:style-name="Text_20_body">Sends touch and gesture events to TrickPlay RTE. Implements the ViewControllerTouchDelegate protocol.</text:p>
      <text:h text:style-name="Heading_20_3" text:outline-level="3">Modules-&gt;Networking-&gt;TVConnection-&gt;</text:h>
      <text:h text:style-name="Heading_20_4" text:outline-level="4">TVConnection.m</text:h>
      <text:p text:style-name="Text_20_body">Contains information concerning a current connection to a TrickPlay-enabled device. TVConnection objects are created by a TVBrowser object. The TVBrowser object's delegate (of type TVBrowserDelegate) passes the TVConnection object to its “owner,” e.g., the AppBrowser class contains a tvConnection property which can store the object.</text:p>
      <text:h text:style-name="Heading_20_3" text:outline-level="3">Modules-&gt;Networking-&gt;CommandInterpreters</text:h>
      <text:h text:style-name="Heading_20_4" text:outline-level="4">CommandInterpreterAdvancedUI.h/.m</text:h>
      <text:p text:style-name="Text_20_body">Processes AdvancedUI commands passed between the iOS device and the TrickPlay RTE. Refer to separate document “iOS CommandInterpreter AdvancedUI” for a detailed description.</text:p>
      <text:h text:style-name="Heading_20_4" text:outline-level="4">CommandInterpreter.h/.m</text:h>
      <text:p text:style-name="Text_20_body">Accumulates bytes received from socket to construct a cmdline. Parses newline-terminated lines. Individual components of the line are parsed by CommandInterpreterApp.</text:p>
      <text:h text:style-name="Heading_20_4" text:outline-level="4"><text:soft-page-break/>CommandInterpreterApp.h/.m</text:h>
      <text:p text:style-name="Text_20_body">Interprets a single newline-terminated cmdline and invokes the appropriate handler method in CommandInterpreterAppDelegate protocol to execute it.</text:p>
      <text:h text:style-name="Heading_20_3" text:outline-level="3">Modules-&gt;Networking-&gt;</text:h>
      <text:h text:style-name="Heading_20_4" text:outline-level="4">NetServiceManager.h/.m</text:h>
      <text:p text:style-name="Text_20_body">Defines NetServiceManagerDelegate protocol. Class implements the NetServiceManagerDelegate and NSNetServiceDelegate protocols. Class handles the starting and stopping of searching for services. Saves all found services in an NSMutableArray in an instance variable called connectingServices (max services=5).</text:p>
      <text:h text:style-name="Heading_20_4" text:outline-level="4">NSStreamAdditions.h/.m</text:h>
      <text:p text:style-name="Text_20_body">Implements the method getStreamsToHostNamed:port:inputStream:outputStream: which wraps the CFStreamCreatePairWithSocketToHost() function.</text:p>
      <text:h text:style-name="Heading_20_4" text:outline-level="4">SocketManage.h/.m</text:h>
      <text:p text:style-name="Text_20_body">Manages socket-based input and output streams. Implements the NSStreamDelegate protocol. Embedded comments indicate that this class is incomplete and not working properly in all situations.</text:p>
      <text:h text:style-name="Heading_20_3" text:outline-level="3">Modules-&gt;Audio-&gt;</text:h>
      <text:h text:style-name="Heading_20_4" text:outline-level="4">AudioController.h/.m</text:h>
      <text:p text:style-name="Text_20_body">Receives an audio stream via the SocketManager class and plays the received sound file. Also recognizes messages to stop audio playback. Sends status message information to connected smart device.</text:p>
      <text:h text:style-name="Heading_20_4" text:outline-level="4">AudioPlayback.h/.m</text:h>
      <text:p text:style-name="Text_20_body">Appears to be a placeholder for audio playback implementation; only an empty init: method currently exists.</text:p>
      <text:h text:style-name="Heading_20_4" text:outline-level="4">AudioStreamer.h/.m</text:h>
      <text:p text:style-name="Text_20_body">Third-party source files that implement input and output audio streams over the network.</text:p>
      <text:h text:style-name="Heading_20_3" text:outline-level="3">Modules-&gt;</text:h>
      <text:h text:style-name="Heading_20_4" text:outline-level="4">ResourceManager.h/.m</text:h>
      <text:p text:style-name="Text_20_body">Not sure what this class is used for. Loads and/or receives ImageView data/resources? Supports synchronous and asynchronous loading.</text:p>
      <text:h text:style-name="Heading_20_3" text:outline-level="3"><text:soft-page-break/>ViewControllers-&gt;Main-&gt;</text:h>
      <text:h text:style-name="Heading_20_4" text:outline-level="4">TVBrowserViewController.h/.m</text:h>
      <text:h text:style-name="Heading_20_4" text:outline-level="4">AppBrowserViewController.h/.m</text:h>
      <text:h text:style-name="Heading_20_4" text:outline-level="4">TPAppViewController.h/.m</text:h>
      <text:p text:style-name="Text_20_body">These classes are described in Rex's documentation.</text:p>
      <text:h text:style-name="Heading_20_4" text:outline-level="4">VirtualRemoteViewController.h/.m</text:h>
      <text:p text:style-name="Text_20_body">Implements the virtual remote control on the connected iOS device. Handles the display of the iOS device and sends a keystroke message to the TrickPlay RTE.</text:p>
      <text:h text:style-name="Heading_20_3" text:outline-level="3">ViewControllers-&gt;Camera-&gt;</text:h>
      <text:h text:style-name="Heading_20_4" text:outline-level="4">CameraViewControllers.h/.m</text:h>
      <text:p text:style-name="Text_20_body">Subclasses UIViewController. Implements the protocols UIImagePickerControllerDelegate, UINavigationsControllerDelegate, UIPopoverControllerDelegate and ImageEditorDelegate (defined in ImageEditorViewController.h). Enables the camera to start taking photos and storing them in a photo library. Supports camera orientations Portrait and PortraitUpsideDown only. Embedded comments suggest this functionality is not complete.</text:p>
      <text:h text:style-name="Heading_20_4" text:outline-level="4">ImageEditorHelpViewController.h/.m</text:h>
      <text:p text:style-name="Text_20_body">Appears to be template code only. Not sure if this is used. Perhaps the template code alone is sufficient for displaying the Help nibfile.</text:p>
      <text:h text:style-name="Heading_20_4" text:outline-level="4">ImageEditorViewController.h/.m</text:h>
      <text:p text:style-name="Text_20_body">Imlements image manipulations crop, rotate and scale.</text:p>
      <text:h text:style-name="Heading_20_3" text:outline-level="3">ViewControllers-&gt;Audio-&gt;</text:h>
      <text:h text:style-name="Heading_20_4" text:outline-level="4">AudiosRecordingViewController.h/.m</text:h>
      <text:p text:style-name="Text_20_body">Appears to be template code only. Not sure if this is used.</text:p>
      <text:h text:style-name="Heading_20_3" text:outline-level="3">Resources-&gt;</text:h>
      <text:h text:style-name="Heading_20_4" text:outline-level="4">AppBrowserViewController.xib</text:h>
      <text:p text:style-name="Text_20_body">Contains a UITableView plus navbar on top with left and right buttons (App Shop and Showcase).</text:p>
      <text:h text:style-name="Heading_20_4" text:outline-level="4">AudioRecordingViewController.xib</text:h>
      <text:p text:style-name="Text_20_body">Contains a progressBar (or Volume Control?) with Record button and Stop button.</text:p>
      <text:h text:style-name="Heading_20_4" text:outline-level="4"><text:soft-page-break/>ImageEditorHelpViewControllerPhone.xib</text:h>
      <text:p text:style-name="Text_20_body">Text help screen for image manipulations, iPhone version.</text:p>
      <text:h text:style-name="Heading_20_4" text:outline-level="4">ImageEditorHelpViewControllerPad.xib</text:h>
      <text:p text:style-name="Text_20_body">Same as above, but iPad version.</text:p>
      <text:h text:style-name="Heading_20_4" text:outline-level="4">ImageEditorViewController.xib</text:h>
      <text:p text:style-name="Text_20_body">View with title “Move, Rotate, and Scale” and navbar on bottom with left, center and right buttons (Cancel, Help, Choose).</text:p>
      <text:h text:style-name="Heading_20_4" text:outline-level="4">TPAppViewController.xib</text:h>
      <text:p text:style-name="Text_20_body">View containing default image and progress spinner.</text:p>
      <text:h text:style-name="Heading_20_4" text:outline-level="4">TVBrowserViewController.xib</text:h>
      <text:p text:style-name="Text_20_body">View containing a UITableView.</text:p>
      <text:h text:style-name="Heading_20_4" text:outline-level="4">VirtualRemoteViewController.xib</text:h>
      <text:p text:style-name="Text_20_body">Screen containing iOS device virtual remote control.</text:p>
      <text:h text:style-name="Heading_20_3" text:outline-level="3">VirtualRemoteAssets-&gt;</text:h>
      <text:p text:style-name="Text_20_body">This directory contains all the image assets required to construct the virtual remote control, including up and down states for each butt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in" fo:margin-right="0in" fo:text-indent="0.2402in"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ven Calwas</meta:initial-creator>
    <meta:creation-date>2012-09-19T12:21:49</meta:creation-date>
    <dc:date>2012-09-19T16:13:13</dc:date>
    <dc:creator>Steven Calwas</dc:creator>
    <meta:editing-duration>PT3H35M44S</meta:editing-duration>
    <meta:editing-cycles>28</meta:editing-cycles>
    <meta:generator>LibreOffice/3.3$Unix LibreOffice_project/330m19$Build-401</meta:generator>
    <meta:document-statistic meta:table-count="0" meta:image-count="0" meta:object-count="0" meta:page-count="6" meta:paragraph-count="115" meta:word-count="900" meta:character-count="7852"/>
  </office:meta>
</office:document-meta>
</file>